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53cm" svg:stroke-color="#ff3838" draw:marker-start-width="0.279cm" draw:marker-end="Arrow" draw:marker-end-width="0.279cm" svg:stroke-opacity="20%" draw:fill="solid" draw:opacity="38%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svg:stroke-width="0.053cm" svg:stroke-color="#00a933" draw:marker-start-width="0.279cm" draw:marker-end="Arrow" draw:marker-end-width="0.279cm" svg:stroke-opacity="100%" draw:fill="solid" draw:opacity="38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553cm"/>
    </style:style>
    <style:style style:name="gr10" style:family="graphic" style:parent-style-name="objectwithoutfill">
      <style:graphic-properties draw:stroke="dash" draw:stroke-dash="Dot" svg:stroke-color="#b2b2b2" svg:stroke-opacity="70%" draw:fill="solid" draw:opacity="32%" draw:textarea-vertical-align="middle"/>
    </style:style>
    <style:style style:name="gr11" style:family="graphic" style:parent-style-name="objectwithoutfill">
      <style:graphic-properties draw:stroke="dash" draw:stroke-dash="Dot" svg:stroke-color="#b2b2b2" svg:stroke-opacity="70%" draw:fill="solid" draw:textarea-vertical-align="middle"/>
    </style:style>
    <style:style style:name="gr12" style:family="graphic" style:parent-style-name="objectwithoutfill">
      <style:graphic-properties svg:stroke-width="0.035cm" svg:stroke-color="#666666" draw:marker-start="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opacity="38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loext:graphic-properties draw:fill="solid" draw:opacity="32%"/>
      <style:paragraph-properties fo:text-align="center"/>
    </style:style>
    <style:style style:name="P9" style:family="paragraph">
      <style:paragraph-properties fo:text-align="center" style:writing-mode="lr-tb"/>
    </style:style>
  </office:automatic-styles>
  <office:body>
    <office:drawing>
      <draw:page draw:name="page1" draw:style-name="dp1" draw:master-page-name="Default">
        <draw:line draw:style-name="gr1" draw:text-style-name="P1" draw:layer="layout" svg:x1="1.297cm" svg:y1="5.089cm" svg:x2="1.28cm" svg:y2="2.616cm">
          <text:p/>
        </draw:line>
        <draw:line draw:style-name="gr2" draw:text-style-name="P1" draw:layer="layout" svg:x1="1.277cm" svg:y1="5.082cm" svg:x2="3.75cm" svg:y2="5.065cm">
          <text:p/>
        </draw:line>
        <draw:custom-shape draw:style-name="gr3" draw:text-style-name="P2" draw:layer="layout" svg:width="0.206cm" svg:height="0.206cm" draw:transform="rotate (-0.677187749773801) translate (1.271cm 4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441cm" svg:height="0.526cm" svg:x="2.35cm" svg:y="5.0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441cm" svg:height="0.526cm" svg:x="0.672cm" svg:y="3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517cm" svg:height="0.47cm" svg:x="0.808cm" svg:y="5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5" draw:layer="layout" svg:x1="4.691cm" svg:y1="2.763cm" svg:x2="7.164cm" svg:y2="2.746cm">
          <text:p/>
        </draw:line>
        <draw:frame draw:style-name="gr7" draw:text-style-name="P6" draw:layer="measurelines" svg:width="0.441cm" svg:height="0.526cm" svg:x="6.106cm" svg:y="2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measurelines" svg:width="0.529cm" svg:height="0.47cm" svg:x="4.222cm" svg:y="2.8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8" draw:text-style-name="P5" draw:layer="layout" svg:x1="4.718cm" svg:y1="2.762cm" svg:x2="2.972cm" svg:y2="1.01cm">
          <text:p/>
        </draw:line>
        <draw:line draw:style-name="gr2" draw:text-style-name="P1" draw:layer="layout" svg:x1="4.698cm" svg:y1="2.772cm" svg:x2="6.45cm" svg:y2="1.026cm">
          <text:p/>
        </draw:line>
        <draw:custom-shape draw:style-name="gr3" draw:text-style-name="P2" draw:layer="layout" svg:width="0.206cm" svg:height="0.206cm" draw:transform="rotate (-0.677187749773801) translate (5.923cm 0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483cm" svg:height="0.526cm" svg:x="5.901cm" svg:y="1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measurelines" svg:width="0.556cm" svg:height="0.526cm" svg:x="2.943cm" svg:y="1.5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7" draw:layer="layout" svg:width="1.053cm" svg:height="0.553cm" svg:x="5.578cm" svg:y="2.806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3.747cm" svg:y1="5.08cm" svg:x2="7.165cm" svg:y2="2.752cm">
          <text:p/>
        </draw:line>
        <draw:line draw:style-name="gr11" draw:text-style-name="P1" draw:layer="layout" svg:x1="1.323cm" svg:y1="5.048cm" svg:x2="4.741cm" svg:y2="2.72cm">
          <text:p/>
        </draw:line>
        <draw:frame draw:style-name="gr5" draw:text-style-name="P4" draw:layer="measurelines" svg:width="0.496cm" svg:height="0.47cm" svg:x="5.46cm" svg:y="0.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12" draw:text-style-name="P1" draw:layer="layout" svg:width="0.652cm" svg:height="0.355cm" draw:transform="skewX (-0.146956723017923) rotate (2.29912222365213) translate (5.88145835407587cm 2.64514335053203cm)" svg:viewBox="0 0 653 356" svg:d="M653 356c-594-2-653-356-653-356">
          <text:p/>
        </draw:path>
        <draw:frame draw:style-name="gr5" draw:text-style-name="P9" draw:layer="layout" svg:width="0.487cm" svg:height="0.242cm" draw:transform="rotate (0.00767944870877505) translate (5.907cm 2.261cm)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measurelines" svg:width="0.902cm" svg:height="0.53cm" svg:x="0.165cm" svg:y="4.7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4" draw:layer="measurelines" svg:width="0.902cm" svg:height="0.53cm" svg:x="3.557cm" svg:y="2.5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0:52:11.706616294</dc:date>
    <meta:editing-duration>PT17M55S</meta:editing-duration>
    <meta:editing-cycles>7</meta:editing-cycles>
    <meta:generator>LibreOffice/6.0.7.3$Linux_X86_64 LibreOffice_project/00m0$Build-3</meta:generator>
    <meta:document-statistic meta:object-count="23"/>
  </office:meta>
</office:document-meta>
</file>

<file path=Object 1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10/content.xml><?xml version="1.0" encoding="utf-8"?>
<math xmlns="http://www.w3.org/1998/Math/MathML" display="block">
  <semantics>
    <mrow>
      <mo stretchy="false">{</mo>
      <msub>
        <mi>r</mi>
        <mn>1</mn>
      </msub>
      <mo stretchy="false">}</mo>
    </mrow>
    <annotation encoding="StarMath 5.0">\{ r_1 \}</annotation>
  </semantics>
</math>
</file>

<file path=Object 11/content.xml><?xml version="1.0" encoding="utf-8"?>
<math xmlns="http://www.w3.org/1998/Math/MathML" display="block">
  <semantics>
    <mrow>
      <mo stretchy="false">{</mo>
      <msub>
        <mi>r</mi>
        <mn>2</mn>
      </msub>
      <mo stretchy="false">}</mo>
    </mrow>
    <annotation encoding="StarMath 5.0">\{ r_2 \}</annotation>
  </semantics>
</math>
</file>

<file path=Object 2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i>α</mi>
    <annotation encoding="StarMath 5.0">%alph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over accent="true">
      <mrow>
        <mi>i</mi>
        <mi>'</mi>
      </mrow>
      <mo stretchy="false">⃗</mo>
    </mover>
    <annotation encoding="StarMath 5.0">vec {i'}</annotation>
  </semantics>
</math>
</file>

<file path=Object 8/content.xml><?xml version="1.0" encoding="utf-8"?>
<math xmlns="http://www.w3.org/1998/Math/MathML" display="block">
  <semantics>
    <mover accent="true">
      <mrow>
        <mi>j</mi>
        <mi>'</mi>
      </mrow>
      <mo stretchy="false">⃗</mo>
    </mover>
    <annotation encoding="StarMath 5.0">vec {j'}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